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 fo:wrap-option="wrap" draw:shadow="hidden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2.75cm"/>
    </style:style>
    <style:style style:name="gr10" style:family="graphic" style:parent-style-name="standard">
      <style:graphic-properties draw:stroke="none" svg:stroke-color="#000000" draw:fill="none" draw:fill-color="#ffffff" fo:min-height="0.5cm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 fo:wrap-option="wrap"/>
    </style:style>
    <style:style style:name="gr12" style:family="graphic" style:parent-style-name="objectwithoutfill">
      <style:graphic-properties draw:marker-end="Arrow" draw:marker-end-width="0.3cm" draw:fill="none" draw:textarea-vertical-align="bottom"/>
    </style:style>
    <style:style style:name="gr13" style:family="graphic" style:parent-style-name="standard">
      <style:graphic-properties draw:textarea-horizontal-align="justify" draw:textarea-vertical-align="middle" draw:auto-grow-height="false" fo:wrap-option="no-wrap"/>
    </style:style>
    <style:style style:name="gr14" style:family="graphic" style:parent-style-name="standard">
      <style:graphic-properties draw:stroke="none" svg:stroke-color="#000000" draw:fill="none" draw:fill-color="#ffffff" fo:min-height="0.502cm"/>
    </style:style>
    <style:style style:name="gr15" style:family="graphic" style:parent-style-name="standard">
      <style:graphic-properties draw:stroke="none" svg:stroke-color="#000000" draw:fill="none" draw:fill-color="#ffffff" fo:min-height="0.819cm"/>
    </style:style>
    <style:style style:name="gr16" style:family="graphic" style:parent-style-name="standard">
      <style:graphic-properties draw:stroke="none" svg:stroke-color="#000000" draw:fill="none" draw:fill-color="#ffffff" fo:min-height="0.499cm"/>
    </style:style>
    <style:style style:name="gr17" style:family="graphic" style:parent-style-name="standard">
      <style:graphic-properties draw:stroke="none" svg:stroke-color="#000000" draw:fill="none" draw:fill-color="#ffffff" fo:min-height="0.501cm"/>
    </style:style>
    <style:style style:name="gr18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line-height="150%"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2cm" svg:height="2cm" svg:x="1.999cm" svg:y="4.25cm">
          <text:p text:style-name="P1"><text:span text:style-name="T1">jelly</text:span></text:p>
          <text:p text:style-name="P1"><text:span text:style-name="T1">(enem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001cm" svg:height="1cm" svg:x="5.499cm" svg:y="4.25cm">
          <text:p text:style-name="P1"><text:span text:style-name="T1">waiting</text:span></text:p>
          <text:p text:style-name="P1"><text:span text:style-name="T1">(random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cm" svg:height="2cm" svg:x="9.998cm" svg:y="3.75cm">
          <text:p text:style-name="P1"><text:span text:style-name="T1">is OnLand</text:span></text:p>
          <text:p text:style-name="P1"><text:span text:style-name="T1">acti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3.999cm" svg:y1="5.25cm" svg:x2="5.499cm" svg:y2="4.75cm" draw:start-shape="id1" draw:start-glue-point="10" draw:end-shape="id2" draw:end-glue-point="3" svg:d="m3999 5250h750v-500h750">
          <text:p/>
        </draw:connector>
        <draw:connector draw:style-name="gr4" draw:text-style-name="P1" draw:layer="layout" svg:x1="8.5cm" svg:y1="4.75cm" svg:x2="9.998cm" svg:y2="4.75cm" draw:start-shape="id2" draw:start-glue-point="1" draw:end-shape="id3" draw:end-glue-point="5" svg:d="m8500 4750h1498">
          <text:p/>
        </draw:connector>
        <draw:custom-shape draw:style-name="gr5" draw:text-style-name="P2" xml:id="id9" draw:id="id9" draw:layer="layout" svg:width="2.999cm" svg:height="1.5cm" svg:x="19.001cm" svg:y="1.25cm">
          <text:p text:style-name="P1"><text:span text:style-name="T1">activate</text:span></text:p>
          <text:p text:style-name="P1"><text:span text:style-name="T1">jumping</text:span></text:p>
          <text:p text:style-name="P1"><text:span text:style-name="T1">anim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2.999cm" svg:height="1cm" svg:x="19cm" svg:y="5.5cm">
          <text:p text:style-name="P1"><text:span text:style-name="T1">waiting</text:span></text:p>
          <text:p text:style-name="P1"><text:span text:style-name="T1">(fixed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cm" svg:height="1cm" svg:x="23.5cm" svg:y="5.5cm">
          <text:p text:style-name="P1"><text:span text:style-name="T1">jum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1.999cm" svg:y1="6cm" svg:x2="23.5cm" svg:y2="6cm" draw:start-shape="id4" draw:start-glue-point="1" draw:end-shape="id5" draw:end-glue-point="3" svg:d="m21999 6000h1501">
          <text:p/>
        </draw:connector>
        <draw:connector draw:style-name="gr4" draw:text-style-name="P2" draw:layer="layout" svg:x1="11.498cm" svg:y1="5.75cm" svg:x2="6.999cm" svg:y2="5.25cm" draw:start-shape="id3" draw:start-glue-point="6" draw:end-shape="id2" draw:end-glue-point="2" svg:d="m11498 5750v502h-4499v-1002">
          <text:p/>
        </draw:connector>
        <draw:custom-shape draw:style-name="gr6" draw:text-style-name="P2" xml:id="id6" draw:id="id6" draw:layer="layout" svg:width="3cm" svg:height="1cm" svg:x="5.5cm" svg:y="7.75cm">
          <text:p text:style-name="P1"><text:span text:style-name="T1">waiting</text:span></text:p>
          <text:p text:style-name="P1"><text:span text:style-name="T1">(random)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999cm" svg:y1="5.25cm" svg:x2="5.5cm" svg:y2="8.25cm" draw:start-shape="id1" draw:start-glue-point="10" draw:end-shape="id6" draw:end-glue-point="3" svg:d="m3999 5250h751v3000h750">
          <text:p/>
        </draw:connector>
        <draw:custom-shape draw:style-name="gr3" draw:text-style-name="P2" xml:id="id7" draw:id="id7" draw:layer="layout" svg:width="3cm" svg:height="2cm" svg:x="9.999cm" svg:y="7.25cm">
          <text:p text:style-name="P1"><text:span text:style-name="T1">is OnLand</text:span></text:p>
          <text:p text:style-name="P1"><text:span text:style-name="T1">acti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8.5cm" svg:y1="8.25cm" svg:x2="9.999cm" svg:y2="8.25cm" draw:start-shape="id6" draw:start-glue-point="1" draw:end-shape="id7" draw:end-glue-point="5" svg:d="m8500 8250h1499">
          <text:p/>
        </draw:connector>
        <draw:connector draw:style-name="gr4" draw:text-style-name="P2" draw:layer="layout" svg:x1="11.499cm" svg:y1="9.25cm" svg:x2="7cm" svg:y2="8.75cm" draw:start-shape="id7" draw:start-glue-point="6" draw:end-shape="id6" draw:end-glue-point="2" svg:d="m11499 9250v502h-4499v-1002">
          <text:p/>
        </draw:connector>
        <draw:custom-shape draw:style-name="gr3" draw:text-style-name="P2" xml:id="id8" draw:id="id8" draw:layer="layout" svg:width="3cm" svg:height="2cm" svg:x="14.499cm" svg:y="3.75cm">
          <text:p text:style-name="P1"><text:span text:style-name="T1">is firing</text:span></text:p>
          <text:p text:style-name="P1"><text:span text:style-name="T1">animation</text:span></text:p>
          <text:p text:style-name="P1"><text:span text:style-name="T1">acti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5.999cm" svg:y1="5.75cm" svg:x2="6.999cm" svg:y2="5.25cm" draw:start-shape="id8" draw:start-glue-point="6" draw:end-shape="id2" draw:end-glue-point="2" svg:d="m15999 5750v502h-9000v-1002">
          <text:p/>
        </draw:connector>
        <draw:connector draw:style-name="gr4" draw:text-style-name="P1" draw:layer="layout" svg:x1="12.998cm" svg:y1="4.75cm" svg:x2="14.499cm" svg:y2="4.75cm" draw:start-shape="id3" draw:start-glue-point="7" draw:end-shape="id8" draw:end-glue-point="5" svg:d="m12998 4750h1501">
          <text:p/>
        </draw:connector>
        <draw:connector draw:style-name="gr4" draw:text-style-name="P1" draw:layer="layout" svg:x1="17.499cm" svg:y1="4.75cm" svg:x2="19.001cm" svg:y2="2cm" draw:start-shape="id8" draw:start-glue-point="7" draw:end-shape="id9" draw:end-glue-point="3" svg:d="m17499 4750h751v-2750h751">
          <text:p/>
        </draw:connector>
        <draw:custom-shape draw:style-name="gr3" draw:text-style-name="P2" xml:id="id10" draw:id="id10" draw:layer="layout" svg:width="3cm" svg:height="2cm" svg:x="14.5cm" svg:y="7.25cm">
          <text:p text:style-name="P1"><text:span text:style-name="T1">is jumping</text:span></text:p>
          <text:p text:style-name="P1"><text:span text:style-name="T1">animation</text:span></text:p>
          <text:p text:style-name="P1"><text:span text:style-name="T1">acti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2.999cm" svg:y1="8.25cm" svg:x2="14.5cm" svg:y2="8.25cm" draw:start-shape="id7" draw:start-glue-point="7" draw:end-shape="id10" draw:end-glue-point="5" svg:d="m12999 8250h1501">
          <text:p/>
        </draw:connector>
        <draw:connector draw:style-name="gr4" draw:text-style-name="P1" draw:layer="layout" svg:x1="16cm" svg:y1="9.25cm" svg:x2="7cm" svg:y2="8.75cm" draw:start-shape="id10" draw:start-glue-point="6" draw:end-shape="id6" draw:end-glue-point="2" svg:d="m16000 9250v502h-9000v-1002">
          <text:p/>
        </draw:connector>
        <draw:custom-shape draw:style-name="gr7" draw:text-style-name="P2" xml:id="id14" draw:id="id14" draw:layer="layout" svg:width="2.999cm" svg:height="1.5cm" svg:x="19.001cm" svg:y="8.25cm">
          <text:p text:style-name="P1"><text:span text:style-name="T1">activate</text:span></text:p>
          <text:p text:style-name="P1"><text:span text:style-name="T1">firing</text:span></text:p>
          <text:p text:style-name="P1"><text:span text:style-name="T1">ani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1" draw:id="id11" draw:layer="layout" svg:width="2.999cm" svg:height="1cm" svg:x="19cm" svg:y="9.999cm">
          <text:p text:style-name="P1"><text:span text:style-name="T1">waiting</text:span></text:p>
          <text:p text:style-name="P1"><text:span text:style-name="T1">(fixed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3cm" svg:height="1cm" svg:x="23.5cm" svg:y="9.999cm">
          <text:p text:style-name="P1"><text:span text:style-name="T1">bullet</text:span></text:p>
          <text:p text:style-name="P1"><text:span text:style-name="T1">creati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1.999cm" svg:y1="10.499cm" svg:x2="23.5cm" svg:y2="10.499cm" draw:start-shape="id11" draw:start-glue-point="1" draw:end-shape="id12" draw:end-glue-point="3" svg:d="m21999 10499h1501">
          <text:p/>
        </draw:connector>
        <draw:connector draw:style-name="gr4" draw:text-style-name="P1" draw:layer="layout" svg:x1="17.5cm" svg:y1="8.25cm" svg:x2="19.001cm" svg:y2="7.5cm" draw:start-shape="id10" draw:start-glue-point="7" draw:end-shape="id13" draw:end-glue-point="3" svg:d="m17500 8250h751v-750h750">
          <text:p/>
        </draw:connector>
        <draw:connector draw:style-name="gr4" draw:text-style-name="P1" draw:layer="layout" svg:x1="17.5cm" svg:y1="8.25cm" svg:x2="19cm" svg:y2="10.499cm" draw:start-shape="id10" draw:start-glue-point="7" draw:end-shape="id11" draw:end-glue-point="3" svg:d="m17500 8250h750v2249h750">
          <text:p/>
        </draw:connector>
        <draw:connector draw:style-name="gr4" draw:text-style-name="P1" draw:layer="layout" draw:line-skew="0cm 1.875cm" svg:x1="21.999cm" svg:y1="10.499cm" svg:x2="7cm" svg:y2="8.75cm" draw:start-shape="id11" draw:start-glue-point="1" draw:end-shape="id6" draw:end-glue-point="2" svg:d="m21999 10499h500v751h-15499v-2500">
          <text:p/>
        </draw:connector>
        <draw:connector draw:style-name="gr4" draw:text-style-name="P1" draw:layer="layout" draw:line-skew="0cm -0.251cm" svg:x1="21.999cm" svg:y1="6cm" svg:x2="6.999cm" svg:y2="5.25cm" draw:start-shape="id4" draw:start-glue-point="1" draw:end-shape="id2" draw:end-glue-point="2" svg:d="m21999 6000h500v750h-15500v-1500">
          <text:p/>
        </draw:connector>
        <draw:connector draw:style-name="gr4" draw:text-style-name="P1" draw:layer="layout" svg:x1="22cm" svg:y1="9cm" svg:x2="23.5cm" svg:y2="9cm" draw:start-shape="id14" draw:start-glue-point="1" draw:end-shape="id15" draw:end-glue-point="3" svg:d="m22000 9000h1500">
          <text:p/>
        </draw:connector>
        <draw:custom-shape draw:style-name="gr3" draw:text-style-name="P2" xml:id="id16" draw:id="id16" draw:layer="layout" svg:width="3cm" svg:height="1cm" svg:x="19cm" svg:y="3cm">
          <text:p text:style-name="P1"><text:span text:style-name="T1">disable</text:span></text:p>
          <text:p text:style-name="P1"><text:span text:style-name="T1">movement</text:span></text:p>
          <draw:enhanced-geometry svg:viewBox="0 0 21600 21600" draw:mirror-horizontal="true" draw:type="rectangle" draw:enhanced-path="M 0 0 L 21600 0 21600 21600 0 21600 0 0 Z N"/>
        </draw:custom-shape>
        <draw:connector draw:style-name="gr4" draw:text-style-name="P1" draw:layer="layout" svg:x1="17.499cm" svg:y1="4.75cm" svg:x2="19cm" svg:y2="3.5cm" draw:start-shape="id8" draw:start-glue-point="7" draw:end-shape="id16" draw:end-glue-point="3" svg:d="m17499 4750h751v-1250h750">
          <text:p/>
        </draw:connector>
        <draw:connector draw:style-name="gr4" draw:text-style-name="P1" draw:layer="layout" svg:x1="17.499cm" svg:y1="4.75cm" svg:x2="19cm" svg:y2="6cm" draw:start-shape="id8" draw:start-glue-point="7" draw:end-shape="id4" draw:end-glue-point="3" svg:d="m17499 4750h751v1250h750">
          <text:p/>
        </draw:connector>
        <draw:custom-shape draw:style-name="gr8" draw:text-style-name="P2" xml:id="id13" draw:id="id13" draw:layer="layout" svg:width="2.999cm" svg:height="1cm" svg:x="19.001cm" svg:y="7cm">
          <text:p text:style-name="P1"><text:span text:style-name="T1">disable</text:span></text:p>
          <text:p text:style-name="P1"><text:span text:style-name="T1">movemen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5cm" svg:y1="8.25cm" svg:x2="19.001cm" svg:y2="9cm" draw:start-shape="id10" draw:start-glue-point="7" draw:end-shape="id14" draw:end-glue-point="3" svg:d="m17500 8250h751v750h750">
          <text:p/>
        </draw:connector>
        <draw:connector draw:style-name="gr4" draw:text-style-name="P1" draw:layer="layout" svg:x1="3.999cm" svg:y1="5.25cm" svg:x2="5.5cm" svg:y2="12.5cm" draw:start-shape="id1" draw:start-glue-point="10" draw:end-shape="id17" draw:end-glue-point="3" svg:d="m3999 5250h751v7250h750">
          <text:p/>
        </draw:connector>
        <draw:connector draw:style-name="gr4" draw:text-style-name="P1" draw:layer="layout" svg:x1="3.999cm" svg:y1="5.25cm" svg:x2="5.5cm" svg:y2="14.25cm" draw:start-shape="id1" draw:start-glue-point="10" draw:end-shape="id18" draw:end-glue-point="3" svg:d="m3999 5250h751v9000h750">
          <text:p/>
        </draw:connector>
        <draw:connector draw:style-name="gr4" draw:text-style-name="P1" draw:layer="layout" svg:x1="3.999cm" svg:y1="5.25cm" svg:x2="5.5cm" svg:y2="16cm" draw:start-shape="id1" draw:start-glue-point="10" draw:end-shape="id19" draw:end-glue-point="3" svg:d="m3999 5250h751v10750h750">
          <text:p/>
        </draw:connector>
        <draw:custom-shape draw:style-name="gr3" draw:text-style-name="P2" xml:id="id20" draw:id="id20" draw:layer="layout" svg:width="3cm" svg:height="1cm" svg:x="23.5cm" svg:y="4.25cm">
          <text:p text:style-name="P1"><text:span text:style-name="T1">enable</text:span></text:p>
          <text:p text:style-name="P1"><text:span text:style-name="T1">movemen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1.999cm" svg:y1="6cm" svg:x2="23.5cm" svg:y2="4.75cm" draw:start-shape="id4" draw:start-glue-point="1" draw:end-shape="id20" draw:end-glue-point="3" svg:d="m21999 6000h750v-1250h751">
          <text:p/>
        </draw:connector>
        <draw:custom-shape draw:style-name="gr3" draw:text-style-name="P2" xml:id="id15" draw:id="id15" draw:layer="layout" svg:width="3cm" svg:height="1cm" svg:x="23.5cm" svg:y="8.5cm">
          <text:p text:style-name="P1"><text:span text:style-name="T1">enable</text:span></text:p>
          <text:p text:style-name="P1"><text:span text:style-name="T1">movement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cm" svg:height="3.569cm" svg:x="22.25cm" svg:y="11.5cm">
          <draw:text-box>
            <text:p><text:span text:style-name="T1">Animation stack:</text:span></text:p>
            <text:p><text:span text:style-name="T1"/></text:p>
            <text:list text:style-name="L1">
              <text:list-item>
                <text:p><text:span text:style-name="T1">jumping</text:span></text:p>
              </text:list-item>
              <text:list-item>
                <text:p><text:span text:style-name="T1">falling</text:span></text:p>
              </text:list-item>
              <text:list-item>
                <text:p><text:span text:style-name="T1">firing</text:span></text:p>
              </text:list-item>
              <text:list-item>
                <text:p><text:span text:style-name="T1">moving</text:span></text:p>
              </text:list-item>
              <text:list-item>
                <text:p><text:span text:style-name="T1">standing</text:span></text:p>
              </text:list-item>
            </text:list>
          </draw:text-box>
        </draw:frame>
        <draw:frame draw:style-name="gr10" draw:text-style-name="P3" draw:layer="layout" svg:width="1.25cm" svg:height="0.75cm" svg:x="12.749cm" svg:y="4cm">
          <draw:text-box>
            <text:p><text:span text:style-name="T1">yes</text:span></text:p>
          </draw:text-box>
        </draw:frame>
        <draw:frame draw:style-name="gr10" draw:text-style-name="P3" draw:layer="layout" svg:width="1.25cm" svg:height="0.75cm" svg:x="17.25cm" svg:y="4cm">
          <draw:text-box>
            <text:p><text:span text:style-name="T1">no</text:span></text:p>
          </draw:text-box>
        </draw:frame>
        <draw:frame draw:style-name="gr10" draw:text-style-name="P3" draw:layer="layout" svg:width="1.25cm" svg:height="0.75cm" svg:x="12.749cm" svg:y="7.5cm">
          <draw:text-box>
            <text:p><text:span text:style-name="T1">yes</text:span></text:p>
          </draw:text-box>
        </draw:frame>
        <draw:frame draw:style-name="gr10" draw:text-style-name="P3" draw:layer="layout" svg:width="1.25cm" svg:height="0.75cm" svg:x="17.25cm" svg:y="7.5cm">
          <draw:text-box>
            <text:p><text:span text:style-name="T1">no</text:span></text:p>
          </draw:text-box>
        </draw:frame>
        <draw:custom-shape draw:style-name="gr1" draw:text-style-name="P2" xml:id="id17" draw:id="id17" draw:layer="layout" svg:width="3cm" svg:height="2cm" svg:x="5.5cm" svg:y="11.5cm">
          <text:p text:style-name="P1"><text:span text:style-name="T1">horizontal</text:span></text:p>
          <text:p text:style-name="P1"><text:span text:style-name="T1">movement</text:span></text:p>
          <text:p text:style-name="P1"><text:span text:style-name="T1">with collision</text:span></text:p>
          <text:p text:style-name="P1"><text:span text:style-name="T1">check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1" draw:id="id21" draw:layer="layout" svg:width="3cm" svg:height="2cm" svg:x="10cm" svg:y="15.001cm">
          <text:p text:style-name="P1"><text:span text:style-name="T1">collision</text:span></text:p>
          <text:p text:style-name="P1"><text:span text:style-name="T1">with ti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22" draw:id="id22" draw:layer="layout" svg:width="3cm" svg:height="2cm" svg:x="10cm" svg:y="11.501cm">
          <text:p text:style-name="P1"><text:span text:style-name="T1">collision</text:span></text:p>
          <text:p text:style-name="P1"><text:span text:style-name="T1">with ti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8.5cm" svg:y1="16cm" svg:x2="10cm" svg:y2="16.001cm" draw:start-shape="id19" draw:start-glue-point="1" draw:end-shape="id21" draw:end-glue-point="5" svg:d="m8500 16000h750v1h750">
          <text:p/>
        </draw:connector>
        <draw:connector draw:style-name="gr4" draw:text-style-name="P1" draw:layer="layout" svg:x1="8.5cm" svg:y1="12.5cm" svg:x2="10cm" svg:y2="12.501cm" draw:start-shape="id17" draw:start-glue-point="1" draw:end-shape="id22" draw:end-glue-point="5" svg:d="m8500 12500h750v1h750">
          <text:p/>
        </draw:connector>
        <draw:custom-shape draw:style-name="gr1" draw:text-style-name="P2" xml:id="id19" draw:id="id19" draw:layer="layout" svg:width="3cm" svg:height="2cm" svg:x="5.5cm" svg:y="15cm">
          <text:p text:style-name="P1"><text:span text:style-name="T1">vertical</text:span></text:p>
          <text:p text:style-name="P1"><text:span text:style-name="T1">movement</text:span></text:p>
          <text:p text:style-name="P1"><text:span text:style-name="T1">with collision</text:span></text:p>
          <text:p text:style-name="P1"><text:span text:style-name="T1">check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3" draw:id="id23" draw:layer="layout" svg:width="7.5cm" svg:height="3cm" svg:x="14.5cm" svg:y="14.5cm">
          <text:p text:style-name="P1"><text:span text:style-name="T1">handler:</text:span></text:p>
          <text:p text:style-name="P1"><text:span text:style-name="T1">if falling down:</text:span></text:p>
          <text:p text:style-name="P1"><text:span text:style-name="T1">( activate OnLand</text:span></text:p>
          <text:p text:style-name="P1"><text:span text:style-name="T1">deactivate falling animation</text:span></text:p>
          <text:p text:style-name="P1"><text:span text:style-name="T1">deactivate jumping animation )</text:span></text:p>
          <text:p text:style-name="P1"><text:span text:style-name="T1">no falling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13cm" svg:y1="16.001cm" svg:x2="14.5cm" svg:y2="16cm" draw:start-shape="id21" draw:start-glue-point="7" draw:end-shape="id23" draw:end-glue-point="3" svg:d="m13000 16001h751v-1h749">
          <text:p/>
        </draw:connector>
        <draw:custom-shape draw:style-name="gr13" draw:text-style-name="P2" xml:id="id18" draw:id="id18" draw:layer="layout" svg:width="3cm" svg:height="1cm" svg:x="5.5cm" svg:y="13.75cm">
          <text:p text:style-name="P1"><text:span text:style-name="T1">deactivate</text:span></text:p>
          <text:p text:style-name="P1"><text:span text:style-name="T1">OnLand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3cm" svg:y1="12.501cm" svg:x2="14.5cm" svg:y2="12.5cm" draw:start-shape="id22" draw:start-glue-point="7" draw:end-shape="id24" draw:end-glue-point="3" svg:d="m13000 12501h751v-1h749">
          <text:p/>
        </draw:connector>
        <draw:custom-shape draw:style-name="gr11" draw:text-style-name="P2" xml:id="id24" draw:id="id24" draw:layer="layout" svg:width="7.5cm" svg:height="1.999cm" svg:x="14.5cm" svg:y="11.501cm">
          <text:p text:style-name="P1"><text:span text:style-name="T1">handler:</text:span></text:p>
          <text:p text:style-name="P1"><text:span text:style-name="T1">change movement direction</text:span></text:p>
          <text:p text:style-name="P1"><text:span text:style-name="T1">push from tile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5cm" svg:x="12.75cm" svg:y="11.75cm">
          <draw:text-box>
            <text:p><text:span text:style-name="T1">yes</text:span></text:p>
          </draw:text-box>
        </draw:frame>
        <draw:frame draw:style-name="gr14" draw:text-style-name="P3" draw:layer="layout" svg:width="1.25cm" svg:height="0.752cm" svg:x="12.75cm" svg:y="15.25cm">
          <draw:text-box>
            <text:p><text:span text:style-name="T1">yes</text:span></text:p>
          </draw:text-box>
        </draw:frame>
        <draw:custom-shape draw:style-name="gr8" draw:text-style-name="P2" xml:id="id26" draw:id="id26" draw:layer="layout" svg:width="2.999cm" svg:height="1cm" svg:x="19.001cm" svg:y="4.25cm">
          <text:p text:style-name="P1"><text:span text:style-name="T1">disable</text:span></text:p>
          <text:p text:style-name="P1"><text:span text:style-name="T1">gravit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5" draw:id="id25" draw:layer="layout" svg:width="2.999cm" svg:height="1cm" svg:x="23.5cm" svg:y="3cm">
          <text:p text:style-name="P1"><text:span text:style-name="T1">enable</text:span></text:p>
          <text:p text:style-name="P1"><text:span text:style-name="T1">gravity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1.999cm" svg:y1="6cm" svg:x2="23.5cm" svg:y2="3.5cm" draw:start-shape="id4" draw:start-glue-point="1" draw:end-shape="id25" draw:end-glue-point="3" svg:d="m21999 6000h750v-2500h751">
          <text:p/>
        </draw:connector>
        <draw:connector draw:style-name="gr4" draw:text-style-name="P1" draw:layer="layout" svg:x1="17.499cm" svg:y1="4.75cm" svg:x2="19.001cm" svg:y2="4.75cm" draw:start-shape="id8" draw:start-glue-point="7" draw:end-shape="id26" svg:d="m17499 4750h1502">
          <text:p/>
        </draw:connector>
      </draw:page>
      <draw:page draw:name="page2" draw:style-name="dp1" draw:master-page-name="Обычный">
        <draw:custom-shape draw:style-name="gr1" draw:text-style-name="P2" xml:id="id27" draw:id="id27" draw:layer="layout" svg:width="2cm" svg:height="2cm" svg:x="2.25cm" svg:y="3.001cm">
          <text:p text:style-name="P1"><text:span text:style-name="T1">apossum</text:span></text:p>
          <text:p text:style-name="P1"><text:span text:style-name="T1">(playe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2" draw:id="id32" draw:layer="layout" svg:width="3cm" svg:height="2cm" svg:x="10.251cm" svg:y="2.501cm">
          <text:p text:style-name="P1"><text:span text:style-name="T1">is OnLand</text:span></text:p>
          <text:p text:style-name="P1"><text:span text:style-name="T1">acti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.25cm" svg:y1="4.001cm" svg:x2="5.751cm" svg:y2="3.501cm" draw:start-shape="id27" draw:start-glue-point="10" draw:end-shape="id28" draw:end-glue-point="5" svg:d="m4250 4001h751v-500h750">
          <text:p/>
        </draw:connector>
        <draw:custom-shape draw:style-name="gr7" draw:text-style-name="P2" xml:id="id40" draw:id="id40" draw:layer="layout" svg:width="3cm" svg:height="1.5cm" svg:x="14.751cm" svg:y="1.251cm">
          <text:p text:style-name="P1"><text:span text:style-name="T1">activate</text:span></text:p>
          <text:p text:style-name="P1"><text:span text:style-name="T1">jumping</text:span></text:p>
          <text:p text:style-name="P1"><text:span text:style-name="T1">anim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9" draw:id="id29" draw:layer="layout" svg:width="2.999cm" svg:height="1cm" svg:x="14.752cm" svg:y="4.251cm">
          <text:p text:style-name="P1"><text:span text:style-name="T1">waiting</text:span></text:p>
          <text:p text:style-name="P1"><text:span text:style-name="T1">(fixed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0" draw:id="id30" draw:layer="layout" svg:width="3cm" svg:height="1cm" svg:x="19.25cm" svg:y="3.25cm">
          <text:p text:style-name="P1"><text:span text:style-name="T1">jum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751cm" svg:y1="4.751cm" svg:x2="19.25cm" svg:y2="3.75cm" draw:start-shape="id29" draw:start-glue-point="1" draw:end-shape="id30" draw:end-glue-point="3" svg:d="m17751 4751h749v-1001h750">
          <text:p/>
        </draw:connector>
        <draw:connector draw:style-name="gr4" draw:text-style-name="P1" draw:layer="layout" svg:x1="4.25cm" svg:y1="4.001cm" svg:x2="5.751cm" svg:y2="8cm" draw:start-shape="id27" draw:start-glue-point="10" draw:end-shape="id31" draw:end-glue-point="5" svg:d="m4250 4001h751v3999h750">
          <text:p/>
        </draw:connector>
        <draw:custom-shape draw:style-name="gr1" draw:text-style-name="P2" xml:id="id28" draw:id="id28" draw:layer="layout" svg:width="3cm" svg:height="2cm" svg:x="5.751cm" svg:y="2.501cm">
          <text:p text:style-name="P1"><text:span text:style-name="T1">is jump key</text:span></text:p>
          <text:p text:style-name="P1"><text:span text:style-name="T1">press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46" draw:id="id46" draw:layer="layout" svg:width="3cm" svg:height="1.5cm" svg:x="19.25cm" svg:y="5cm">
          <text:p text:style-name="P1"><text:span text:style-name="T1">activate</text:span></text:p>
          <text:p text:style-name="P1"><text:span text:style-name="T1">punching</text:span></text:p>
          <text:p text:style-name="P1"><text:span text:style-name="T1">ani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47" draw:id="id47" draw:layer="layout" svg:width="3.001cm" svg:height="1.5cm" svg:x="19.25cm" svg:y="6.75cm">
          <text:p text:style-name="P1"><text:span text:style-name="T1">punch</text:span></text:p>
          <text:p text:style-name="P1"><text:span text:style-name="T1">hit area</text:span></text:p>
          <text:p text:style-name="P1"><text:span text:style-name="T1">che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3" draw:id="id33" draw:layer="layout" svg:width="3cm" svg:height="2cm" svg:x="5.749cm" svg:y="11cm">
          <text:p text:style-name="P1"><text:span text:style-name="T1">horizontal</text:span></text:p>
          <text:p text:style-name="P1"><text:span text:style-name="T1">movement</text:span></text:p>
          <text:p text:style-name="P1"><text:span text:style-name="T1">with collision</text:span></text:p>
          <text:p text:style-name="P1"><text:span text:style-name="T1">check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751cm" svg:y1="3.501cm" svg:x2="10.251cm" svg:y2="3.501cm" draw:start-shape="id28" draw:start-glue-point="7" draw:end-shape="id32" draw:end-glue-point="5" svg:d="m8751 3501h1500">
          <text:p/>
        </draw:connector>
        <draw:custom-shape draw:style-name="gr8" draw:text-style-name="P2" xml:id="id35" draw:id="id35" draw:layer="layout" svg:width="3cm" svg:height="2cm" svg:x="10.249cm" svg:y="14.5cm">
          <text:p text:style-name="P1"><text:span text:style-name="T1">collision</text:span></text:p>
          <text:p text:style-name="P1"><text:span text:style-name="T1">with ti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36" draw:id="id36" draw:layer="layout" svg:width="3cm" svg:height="2cm" svg:x="10.25cm" svg:y="11cm">
          <text:p text:style-name="P1"><text:span text:style-name="T1">collision</text:span></text:p>
          <text:p text:style-name="P1"><text:span text:style-name="T1">with ti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.25cm" svg:y1="4.001cm" svg:x2="5.749cm" svg:y2="12cm" draw:start-shape="id27" draw:start-glue-point="10" draw:end-shape="id33" draw:end-glue-point="3" svg:d="m4250 4001h750v7999h749">
          <text:p/>
        </draw:connector>
        <draw:connector draw:style-name="gr4" draw:text-style-name="P1" draw:layer="layout" svg:x1="8.749cm" svg:y1="15.5cm" svg:x2="10.249cm" svg:y2="15.5cm" draw:start-shape="id34" draw:start-glue-point="1" draw:end-shape="id35" draw:end-glue-point="5" svg:d="m8749 15500h1500">
          <text:p/>
        </draw:connector>
        <draw:connector draw:style-name="gr4" draw:text-style-name="P1" draw:layer="layout" svg:x1="8.749cm" svg:y1="12cm" svg:x2="10.25cm" svg:y2="12cm" draw:start-shape="id33" draw:start-glue-point="1" draw:end-shape="id36" draw:end-glue-point="5" svg:d="m8749 12000h1501">
          <text:p/>
        </draw:connector>
        <draw:custom-shape draw:style-name="gr1" draw:text-style-name="P2" xml:id="id34" draw:id="id34" draw:layer="layout" svg:width="3cm" svg:height="2cm" svg:x="5.749cm" svg:y="14.5cm">
          <text:p text:style-name="P1"><text:span text:style-name="T1">vertical</text:span></text:p>
          <text:p text:style-name="P1"><text:span text:style-name="T1">movement</text:span></text:p>
          <text:p text:style-name="P1"><text:span text:style-name="T1">with collision</text:span></text:p>
          <text:p text:style-name="P1"><text:span text:style-name="T1">check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13.249cm" svg:y1="15.5cm" svg:x2="14.748cm" svg:y2="15cm" draw:start-shape="id35" draw:start-glue-point="7" draw:end-shape="id37" draw:end-glue-point="3" svg:d="m13249 15500h750v-500h749">
          <text:p/>
        </draw:connector>
        <draw:custom-shape draw:style-name="gr13" draw:text-style-name="P2" xml:id="id38" draw:id="id38" draw:layer="layout" svg:width="3cm" svg:height="1cm" svg:x="5.749cm" svg:y="13.251cm">
          <text:p text:style-name="P1"><text:span text:style-name="T1">deactivate</text:span></text:p>
          <text:p text:style-name="P1"><text:span text:style-name="T1">OnLand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25cm" svg:y1="4.001cm" svg:x2="5.749cm" svg:y2="13.751cm" draw:start-shape="id27" draw:start-glue-point="10" draw:end-shape="id38" draw:end-glue-point="3" svg:d="m4250 4001h750v9750h749">
          <text:p/>
        </draw:connector>
        <draw:connector draw:style-name="gr4" draw:text-style-name="P1" draw:layer="layout" svg:x1="4.25cm" svg:y1="4.001cm" svg:x2="5.749cm" svg:y2="15.5cm" draw:start-shape="id27" draw:start-glue-point="10" draw:end-shape="id34" draw:end-glue-point="3" svg:d="m4250 4001h750v11499h749">
          <text:p/>
        </draw:connector>
        <draw:connector draw:style-name="gr12" draw:text-style-name="P1" draw:layer="layout" svg:x1="13.25cm" svg:y1="12cm" svg:x2="14.75cm" svg:y2="12.5cm" draw:start-shape="id36" draw:start-glue-point="7" draw:end-shape="id39" draw:end-glue-point="3" svg:d="m13250 12000h751v500h749">
          <text:p/>
        </draw:connector>
        <draw:frame draw:style-name="gr15" draw:text-style-name="P3" draw:layer="layout" svg:width="4cm" svg:height="3.569cm" svg:x="22cm" svg:y="12.681cm">
          <draw:text-box>
            <text:p><text:span text:style-name="T1">Animation stack:</text:span></text:p>
            <text:p><text:span text:style-name="T1"/></text:p>
            <text:list text:style-name="L1">
              <text:list-item>
                <text:p><text:span text:style-name="T1">hitting</text:span></text:p>
              </text:list-item>
              <text:list-item>
                <text:p><text:span text:style-name="T1">falling</text:span></text:p>
              </text:list-item>
              <text:list-item>
                <text:p><text:span text:style-name="T1">jumping</text:span></text:p>
              </text:list-item>
              <text:list-item>
                <text:p><text:span text:style-name="T1">moving</text:span></text:p>
              </text:list-item>
              <text:list-item>
                <text:p><text:span text:style-name="T1">standing</text:span></text:p>
              </text:list-item>
            </text:list>
          </draw:text-box>
        </draw:frame>
        <draw:frame draw:style-name="gr10" draw:text-style-name="P3" draw:layer="layout" svg:width="1.25cm" svg:height="0.75cm" svg:x="8.63cm" svg:y="2.751cm">
          <draw:text-box>
            <text:p><text:span text:style-name="T1">yes</text:span></text:p>
          </draw:text-box>
        </draw:frame>
        <draw:frame draw:style-name="gr10" draw:text-style-name="P3" draw:layer="layout" svg:width="1.25cm" svg:height="0.75cm" svg:x="8.501cm" svg:y="7.25cm">
          <draw:text-box>
            <text:p><text:span text:style-name="T1">yes</text:span></text:p>
          </draw:text-box>
        </draw:frame>
        <draw:frame draw:style-name="gr10" draw:text-style-name="P3" draw:layer="layout" svg:width="1.25cm" svg:height="0.75cm" svg:x="12.998cm" svg:y="11.25cm">
          <draw:text-box>
            <text:p><text:span text:style-name="T1">yes</text:span></text:p>
          </draw:text-box>
        </draw:frame>
        <draw:frame draw:style-name="gr16" draw:text-style-name="P3" draw:layer="layout" svg:width="1.25cm" svg:height="0.749cm" svg:x="12.999cm" svg:y="14.75cm">
          <draw:text-box>
            <text:p><text:span text:style-name="T1">yes</text:span></text:p>
          </draw:text-box>
        </draw:frame>
        <draw:connector draw:style-name="gr4" draw:text-style-name="P1" draw:layer="layout" svg:x1="13.251cm" svg:y1="3.501cm" svg:x2="14.751cm" svg:y2="2.001cm" draw:start-shape="id32" draw:start-glue-point="7" draw:end-shape="id40" draw:end-glue-point="3" svg:d="m13251 3501h751v-1500h749">
          <text:p/>
        </draw:connector>
        <draw:connector draw:style-name="gr4" draw:text-style-name="P1" draw:layer="layout" svg:x1="13.251cm" svg:y1="3.501cm" svg:x2="14.752cm" svg:y2="4.751cm" draw:start-shape="id32" draw:start-glue-point="7" draw:end-shape="id29" draw:end-glue-point="3" svg:d="m13251 3501h751v1250h750">
          <text:p/>
        </draw:connector>
        <draw:custom-shape draw:style-name="gr1" draw:text-style-name="P2" xml:id="id31" draw:id="id31" draw:layer="layout" svg:width="3cm" svg:height="2cm" svg:x="5.751cm" svg:y="7cm">
          <text:p text:style-name="P1"><text:span text:style-name="T1">is hit key</text:span></text:p>
          <text:p text:style-name="P1"><text:span text:style-name="T1">press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41" draw:id="id41" draw:layer="layout" svg:width="3cm" svg:height="2cm" svg:x="10.251cm" svg:y="7cm">
          <text:p text:style-name="P1"><text:span text:style-name="T1">is «hit pause»</text:span></text:p>
          <text:p text:style-name="P1"><text:span text:style-name="T1">acti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8.751cm" svg:y1="8cm" svg:x2="10.251cm" svg:y2="8cm" draw:start-shape="id31" draw:start-glue-point="7" draw:end-shape="id41" draw:end-glue-point="5" svg:d="m8751 8000h1500">
          <text:p/>
        </draw:connector>
        <draw:connector draw:style-name="gr4" draw:text-style-name="P1" draw:layer="layout" svg:x1="13.251cm" svg:y1="8cm" svg:x2="14.751cm" svg:y2="8cm" draw:start-shape="id41" draw:start-glue-point="7" draw:end-shape="id42" draw:end-glue-point="5" svg:d="m13251 8000h1500">
          <text:p/>
        </draw:connector>
        <draw:custom-shape draw:style-name="gr8" draw:text-style-name="P2" xml:id="id45" draw:id="id45" draw:layer="layout" svg:width="3cm" svg:height="1cm" svg:x="14.75cm" svg:y="5.75cm">
          <text:p text:style-name="P1"><text:span text:style-name="T1">activate</text:span></text:p>
          <text:p text:style-name="P1"><text:span text:style-name="T1">«hit pause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25cm" svg:height="0.75cm" svg:x="13.001cm" svg:y="2.751cm">
          <draw:text-box>
            <text:p><text:span text:style-name="T1">yes</text:span></text:p>
          </draw:text-box>
        </draw:frame>
        <draw:frame draw:style-name="gr10" draw:text-style-name="P3" draw:layer="layout" svg:width="1.25cm" svg:height="0.75cm" svg:x="16.251cm" svg:y="8.75cm">
          <draw:text-box>
            <text:p><text:span text:style-name="T1">no</text:span></text:p>
          </draw:text-box>
        </draw:frame>
        <draw:custom-shape draw:style-name="gr11" draw:text-style-name="P2" xml:id="id37" draw:id="id37" draw:layer="layout" svg:width="6.75cm" svg:height="3cm" svg:x="14.748cm" svg:y="13.5cm">
          <text:p text:style-name="P1"><text:span text:style-name="T1">handler:</text:span></text:p>
          <text:p text:style-name="P1"><text:span text:style-name="T1">if falling down:</text:span></text:p>
          <text:p text:style-name="P1"><text:span text:style-name="T1">( activate OnLand</text:span></text:p>
          <text:p text:style-name="P1"><text:span text:style-name="T1">deactivate falling animation</text:span></text:p>
          <text:p text:style-name="P1"><text:span text:style-name="T1">deactivate jumping animation )</text:span></text:p>
          <text:p text:style-name="P1"><text:span text:style-name="T1">no fall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39" draw:id="id39" draw:layer="layout" svg:width="3.5cm" svg:height="1.5cm" svg:x="14.75cm" svg:y="11.75cm">
          <text:p text:style-name="P1"><text:span text:style-name="T1">handler:</text:span></text:p>
          <text:p text:style-name="P1"><text:span text:style-name="T1">push from til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3" draw:id="id43" draw:layer="layout" svg:width="2.999cm" svg:height="1cm" svg:x="14.752cm" svg:y="3.001cm">
          <text:p text:style-name="P1"><text:span text:style-name="T1">disable</text:span></text:p>
          <text:p text:style-name="P1"><text:span text:style-name="T1">gravity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251cm" svg:y1="3.501cm" svg:x2="14.752cm" svg:y2="3.501cm" draw:start-shape="id32" draw:start-glue-point="7" draw:end-shape="id43" draw:end-glue-point="3" svg:d="m13251 3501h1501">
          <text:p/>
        </draw:connector>
        <draw:custom-shape draw:style-name="gr8" draw:text-style-name="P2" xml:id="id44" draw:id="id44" draw:layer="layout" svg:width="2.999cm" svg:height="1cm" svg:x="19.251cm" svg:y="2cm">
          <text:p text:style-name="P1"><text:span text:style-name="T1">enable</text:span></text:p>
          <text:p text:style-name="P1"><text:span text:style-name="T1">gravity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751cm" svg:y1="4.751cm" svg:x2="19.251cm" svg:y2="2.5cm" draw:start-shape="id29" draw:start-glue-point="1" draw:end-shape="id44" draw:end-glue-point="3" svg:d="m17751 4751h749v-2251h751">
          <text:p/>
        </draw:connector>
        <draw:custom-shape draw:style-name="gr8" draw:text-style-name="P2" xml:id="id42" draw:id="id42" draw:layer="layout" svg:width="3cm" svg:height="2cm" svg:x="14.751cm" svg:y="7cm">
          <text:p text:style-name="P1"><text:span text:style-name="T1">is OnLand</text:span></text:p>
          <text:p text:style-name="P1"><text:span text:style-name="T1">acti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50" draw:id="id50" draw:layer="layout" svg:width="3.001cm" svg:height="1.5cm" svg:x="19.25cm" svg:y="10.75cm">
          <text:p text:style-name="P1"><text:span text:style-name="T1">kick</text:span></text:p>
          <text:p text:style-name="P1"><text:span text:style-name="T1">hit area</text:span></text:p>
          <text:p text:style-name="P1"><text:span text:style-name="T1">che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3.251cm" svg:y1="8cm" svg:x2="14.75cm" svg:y2="6.25cm" draw:start-shape="id41" draw:start-glue-point="7" draw:end-shape="id45" draw:end-glue-point="3" svg:d="m13251 8000h750v-1750h749">
          <text:p/>
        </draw:connector>
        <draw:connector draw:style-name="gr4" draw:text-style-name="P1" draw:layer="layout" svg:x1="17.751cm" svg:y1="8cm" svg:x2="19.25cm" svg:y2="5.75cm" draw:start-shape="id42" draw:start-glue-point="7" draw:end-shape="id46" draw:end-glue-point="3" svg:d="m17751 8000h750v-2250h749">
          <text:p/>
        </draw:connector>
        <draw:connector draw:style-name="gr4" draw:text-style-name="P1" draw:layer="layout" svg:x1="17.751cm" svg:y1="8cm" svg:x2="19.25cm" svg:y2="7.5cm" draw:start-shape="id42" draw:start-glue-point="7" draw:end-shape="id47" draw:end-glue-point="3" svg:d="m17751 8000h750v-500h749">
          <text:p/>
        </draw:connector>
        <draw:custom-shape draw:style-name="gr8" draw:text-style-name="P2" xml:id="id48" draw:id="id48" draw:layer="layout" svg:width="3cm" svg:height="1.5cm" svg:x="19.251cm" svg:y="9cm">
          <text:p text:style-name="P1"><text:span text:style-name="T1">activate</text:span></text:p>
          <text:p text:style-name="P1"><text:span text:style-name="T1">kicking</text:span></text:p>
          <text:p text:style-name="P1"><text:span text:style-name="T1">ani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6.251cm" svg:y1="9cm" svg:x2="19.251cm" svg:y2="9.75cm" draw:start-shape="id42" draw:start-glue-point="6" draw:end-shape="id48" draw:end-glue-point="3" svg:d="m16251 9000v750h3000">
          <text:p/>
        </draw:connector>
        <draw:frame draw:style-name="gr17" draw:text-style-name="P3" draw:layer="layout" svg:width="1.251cm" svg:height="0.751cm" svg:x="13cm" svg:y="7.249cm">
          <draw:text-box>
            <text:p><text:span text:style-name="T1">no</text:span></text:p>
          </draw:text-box>
        </draw:frame>
        <draw:frame draw:style-name="gr18" draw:text-style-name="P3" draw:layer="layout" svg:width="1.25cm" svg:height="0.725cm" svg:x="17.501cm" svg:y="7.25cm">
          <draw:text-box>
            <text:p><text:span text:style-name="T1">yes</text:span></text:p>
          </draw:text-box>
        </draw:frame>
        <draw:connector draw:style-name="gr4" draw:text-style-name="P1" draw:layer="layout" svg:x1="4.25cm" svg:y1="4.001cm" svg:x2="5.748cm" svg:y2="10.25cm" draw:start-shape="id27" draw:start-glue-point="10" draw:end-shape="id49" draw:end-glue-point="3" svg:d="m4250 4001h750v6249h748">
          <text:p/>
        </draw:connector>
        <draw:custom-shape draw:style-name="gr1" draw:text-style-name="P2" xml:id="id49" draw:id="id49" draw:layer="layout" svg:width="3cm" svg:height="1cm" svg:x="5.748cm" svg:y="9.75cm">
          <text:p text:style-name="P1"><text:span text:style-name="T1">movement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497cm" svg:x1="11.751cm" svg:y1="4.501cm" svg:x2="7.251cm" svg:y2="4.501cm" draw:start-shape="id32" draw:start-glue-point="6" draw:end-shape="id28" draw:end-glue-point="6" svg:d="m11751 4501v999h-4500v-999">
          <text:p/>
        </draw:connector>
        <draw:connector draw:style-name="gr4" draw:text-style-name="P1" draw:layer="layout" draw:line-skew="0cm -0.75cm" svg:x1="7.251cm" svg:y1="2.501cm" svg:x2="5.751cm" svg:y2="3.501cm" draw:start-shape="id28" draw:start-glue-point="4" draw:end-shape="id28" draw:end-glue-point="5" svg:d="m7251 2501v-501h-2751v1501h1251">
          <text:p/>
        </draw:connector>
        <draw:frame draw:style-name="gr17" draw:text-style-name="P3" draw:layer="layout" svg:width="1.251cm" svg:height="0.751cm" svg:x="10.75cm" svg:y="4.25cm">
          <draw:text-box>
            <text:p><text:span text:style-name="T1">no</text:span></text:p>
          </draw:text-box>
        </draw:frame>
        <draw:frame draw:style-name="gr17" draw:text-style-name="P3" draw:layer="layout" svg:width="1.251cm" svg:height="0.751cm" svg:x="7.25cm" svg:y="1.999cm">
          <draw:text-box>
            <text:p><text:span text:style-name="T1">no</text:span></text:p>
          </draw:text-box>
        </draw:frame>
        <draw:connector draw:style-name="gr4" draw:text-style-name="P1" draw:layer="layout" draw:line-skew="0cm -0.252cm" svg:x1="17.751cm" svg:y1="4.751cm" svg:x2="7.251cm" svg:y2="4.501cm" draw:start-shape="id29" draw:start-glue-point="1" draw:end-shape="id28" draw:end-glue-point="6" svg:d="m17751 4751h500v749h-11000v-999">
          <text:p/>
        </draw:connector>
        <draw:connector draw:style-name="gr4" draw:text-style-name="P1" draw:layer="layout" draw:line-skew="0cm -0.75cm" svg:x1="7.251cm" svg:y1="7cm" svg:x2="5.751cm" svg:y2="8cm" draw:start-shape="id31" draw:start-glue-point="4" draw:end-shape="id31" draw:end-glue-point="5" svg:d="m7251 7000v-501h-2751v1501h1251">
          <text:p/>
        </draw:connector>
        <draw:connector draw:style-name="gr4" draw:text-style-name="P1" draw:layer="layout" svg:x1="11.751cm" svg:y1="9cm" svg:x2="7.251cm" svg:y2="9cm" draw:start-shape="id41" draw:start-glue-point="6" draw:end-shape="id31" draw:end-glue-point="6" svg:d="m11751 9000v502h-4500v-502">
          <text:p/>
        </draw:connector>
        <draw:connector draw:style-name="gr4" draw:text-style-name="P1" draw:layer="layout" svg:x1="16.251cm" svg:y1="9cm" svg:x2="7.251cm" svg:y2="9cm" draw:start-shape="id42" draw:start-glue-point="6" draw:end-shape="id31" draw:end-glue-point="6" svg:d="m16251 9000v502h-9000v-502">
          <text:p/>
        </draw:connector>
        <draw:connector draw:style-name="gr4" draw:text-style-name="P1" draw:layer="layout" svg:x1="16.251cm" svg:y1="9cm" svg:x2="19.25cm" svg:y2="11.5cm" draw:start-shape="id42" draw:start-glue-point="6" draw:end-shape="id50" draw:end-glue-point="3" svg:d="m16251 9000v2500h2999">
          <text:p/>
        </draw:connector>
        <draw:frame draw:style-name="gr17" draw:text-style-name="P3" draw:layer="layout" svg:width="1.251cm" svg:height="0.751cm" svg:x="7.25cm" svg:y="6.499cm">
          <draw:text-box>
            <text:p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26T16:29:52.21</meta:creation-date>
    <dc:date>2011-12-28T18:04:36.12</dc:date>
    <meta:editing-duration>PT16H9M28S</meta:editing-duration>
    <meta:editing-cycles>5</meta:editing-cycles>
    <meta:generator>LibreOffice/3.4$Win32 LibreOffice_project/340m1$Build-203</meta:generator>
    <meta:document-statistic meta:object-count="129"/>
  </office:meta>
</office:document-meta>
</file>